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167ADB0316A.png" manifest:media-type="image/png"/>
  <manifest:file-entry manifest:full-path="Pictures/100000000000008C0000008C2A7E3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32cm"/>
    </style:style>
    <style:style style:name="gr2" style:family="graphic" style:parent-style-name="standard">
      <style:graphic-properties draw:stroke="none" draw:fill="none" draw:fill-color="#0000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941cm"/>
    </style:style>
    <style:style style:name="gr4" style:family="graphic" style:parent-style-name="standard">
      <style:graphic-properties draw:stroke="none" draw:fill="bitmap" draw:fill-image-name="albopop_5f_nois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end"/>
      <style:text-properties fo:color="#0084d1" style:font-name="DejaVu Sans" fo:font-size="15pt" style:text-underline-style="none" fo:font-weight="bold" style:font-size-asian="15pt" style:font-weight-asian="bold" style:font-size-complex="15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font-name="Courier 10 Pitch"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4586" style:font-name="Comfortaa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0084d1" style:font-name="DejaVu Sans" fo:font-size="15pt" style:text-underline-style="none" fo:font-weight="bold" style:font-size-asian="15pt" style:font-weight-asian="bold" style:font-size-complex="15pt" style:font-weight-complex="bold"/>
    </style:style>
    <style:style style:name="T4" style:family="text">
      <style:text-properties fo:color="#0084d1" style:font-name="DejaVu Sans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0084d1" style:font-name="DejaVu Sans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 10 Pitch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818cm" svg:height="2.021cm" svg:x="17.795cm" svg:y="0.915cm">
          <draw:text-box>
            <text:p text:style-name="P1"><text:span text:style-name="T1">Aperitivo </text:span><text:span text:style-name="T2">POP</text:span></text:p>
          </draw:text-box>
        </draw:frame>
        <draw:custom-shape draw:style-name="gr2" draw:text-style-name="P3" draw:layer="layout" svg:width="15.894cm" svg:height="1.016cm" svg:x="12.932cm" svg:y="3.02cm">
          <text:p text:style-name="P1"><text:span text:style-name="T3">rendere </text:span><text:span text:style-name="T4">popolari </text:span><text:span text:style-name="T5">gli albi pretori con la tecnologia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65cm" svg:height="1.016cm" svg:x="3.26cm" svg:y="1.254cm">
          <draw:text-box>
            <text:p text:style-name="P4"><text:span text:style-name="T6">opendatahacklab</text:span></text:p>
          </draw:text-box>
        </draw:frame>
        <draw:custom-shape draw:style-name="gr4" draw:text-style-name="P6" draw:layer="layout" svg:width="29.629cm" svg:height="5.969cm" draw:transform="skewX (0.0118682389135614) translate (0.071cm 4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3.858cm" svg:height="3.81cm" svg:x="0.599cm" svg:y="1.092cm">
          <draw:image xlink:href="Pictures/100002010000015200000167ADB031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lbopop_5f_noise" draw:display-name="albopop_noise" xlink:href="Pictures/100000000000008C0000008C2A7E3E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126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21:55:25.318031064</meta:creation-date>
    <dc:date>2016-03-16T22:03:54.347708193</dc:date>
    <meta:editing-duration>PT1M56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